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396in" style:rel-column-width="6996*"/>
    </style:style>
    <style:style style:name="Table2.B" style:family="table-column">
      <style:table-column-properties style:column-width="1.75in" style:rel-column-width="16556*"/>
    </style:style>
    <style:style style:name="Table2.C" style:family="table-column">
      <style:table-column-properties style:column-width="4.4375in" style:rel-column-width="419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7396in" style:rel-column-width="6996*"/>
    </style:style>
    <style:style style:name="Table3.B" style:family="table-column">
      <style:table-column-properties style:column-width="1.75in" style:rel-column-width="16556*"/>
    </style:style>
    <style:style style:name="Table3.C" style:family="table-column">
      <style:table-column-properties style:column-width="4.4375in" style:rel-column-width="41983*"/>
    </style:style>
    <style:style style:name="Table3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3.5pt" style:font-size-asian="13.5pt" style:font-size-complex="13.5pt"/>
    </style:style>
    <style:style style:name="P2" style:family="paragraph" style:parent-style-name="Table_20_Contents">
      <style:text-properties fo:font-size="13.5pt" style:font-size-asian="13.5pt" style:font-size-complex="13.5pt"/>
    </style:style>
    <style:style style:name="P3" style:family="paragraph" style:parent-style-name="Standard">
      <style:text-properties fo:font-size="13.5pt" style:font-size-asian="13.5pt" style:font-size-complex="13.5pt"/>
    </style:style>
    <style:style style:name="P4" style:family="paragraph" style:parent-style-name="Standard" style:list-style-name="L1">
      <style:text-properties fo:font-size="13.5pt" style:font-size-asian="13.5pt" style:font-size-complex="13.5pt"/>
    </style:style>
    <style:style style:name="P5" style:family="paragraph" style:parent-style-name="Table_20_Contents">
      <style:text-properties fo:font-size="13.5pt" style:font-size-asian="13.5pt" style:font-size-complex="13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 web based application for Product Management System </text:p>
      <text:p text:style-name="P1"/>
      <text:p text:style-name="P1">The admin can login using forms authentictaion and add,view and update the Product details.</text:p>
      <text:p text:style-name="P1"/>
      <text:p text:style-name="P1"/>
      <text:p text:style-name="P1">Create following screens with respective fields:</text:p>
      <text:p text:style-name="P1"/>
      <text:p text:style-name="P1"><text:s text:c="5"/>1.Login Page with userid and password.Redirect to Home page after login.The logged in user details should be assigned to session.</text:p>
      <text:p text:style-name="P1"/>
      <text:p text:style-name="P1"><text:s text:c="5"/>2 Home page with Menu options like Add Product , View Product and Update Product.</text:p>
      <text:list xml:id="list1486190960851960727" text:style-name="L1">
        <text:list-header>
          <text:p text:style-name="P4"/>
        </text:list-header>
      </text:list>
      <text:p text:style-name="P1"><text:s text:c="4"/>3. <text:s text:c="3"/>Add Product Page should have the following fields.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Sl.No.</text:p>
          </table:table-cell>
          <table:table-cell table:style-name="Table2.A1" office:value-type="string">
            <text:p text:style-name="P2">Fields</text:p>
          </table:table-cell>
          <table:table-cell table:style-name="Table2.C1" office:value-type="string">
            <text:p text:style-name="P2">Conditons</text:p>
          </table:table-cell>
        </table:table-row>
        <table:table-row>
          <table:table-cell table:style-name="Table2.A2" office:value-type="float" office:value="1">
            <text:p text:style-name="P2">1</text:p>
          </table:table-cell>
          <table:table-cell table:style-name="Table2.B2" office:value-type="string">
            <text:p text:style-name="P2">Product <text:s/>Name <text:s/>(TextBox)</text:p>
          </table:table-cell>
          <table:table-cell table:style-name="Table2.C2" office:value-type="string">
            <text:p text:style-name="P2">Mandatory field</text:p>
            <text:p text:style-name="P2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float" office:value="2">
            <text:p text:style-name="P2">2</text:p>
          </table:table-cell>
          <table:table-cell table:style-name="Table3.B1" office:value-type="string">
            <text:p text:style-name="P2">Category (DropDown)</text:p>
            <text:p text:style-name="P2"/>
            <text:p text:style-name="P1"><text:s/></text:p>
          </table:table-cell>
          <table:table-cell table:style-name="Table3.C1" office:value-type="string">
            <text:p text:style-name="P2">HardCode with the values populated in the category table.Check table details below.</text:p>
            <text:p text:style-name="P2"/>
            <text:p text:style-name="P2"><text:s/></text:p>
          </table:table-cell>
        </table:table-row>
        <table:table-row>
          <table:table-cell table:style-name="Table3.A2" office:value-type="float" office:value="3">
            <text:p text:style-name="P2">3</text:p>
          </table:table-cell>
          <table:table-cell table:style-name="Table3.B2" office:value-type="string">
            <text:p text:style-name="P2">Stock(TextBox)</text:p>
          </table:table-cell>
          <table:table-cell table:style-name="Table3.C2" office:value-type="string">
            <text:p text:style-name="P2">Mandatory Should be between 0 and less than500.</text:p>
          </table:table-cell>
        </table:table-row>
        <table:table-row>
          <table:table-cell table:style-name="Table3.A2" office:value-type="float" office:value="4">
            <text:p text:style-name="P2">4</text:p>
          </table:table-cell>
          <table:table-cell table:style-name="Table3.B2" office:value-type="string">
            <text:p text:style-name="P2">Description (TextBox)</text:p>
          </table:table-cell>
          <table:table-cell table:style-name="Table3.C2" office:value-type="string">
            <text:p text:style-name="P2">Mandatory</text:p>
          </table:table-cell>
        </table:table-row>
        <table:table-row>
          <table:table-cell table:style-name="Table3.A2" office:value-type="float" office:value="5">
            <text:p text:style-name="P2">5</text:p>
          </table:table-cell>
          <table:table-cell table:style-name="Table3.B2" office:value-type="string">
            <text:p text:style-name="P2">Submit (Button)</text:p>
          </table:table-cell>
          <table:table-cell table:style-name="Table3.C2" office:value-type="string">
            <text:p text:style-name="P2">Should add the details to <text:s/>Product Details Table.Check table details below</text:p>
          </table:table-cell>
        </table:table-row>
      </table:table>
      <text:p text:style-name="P1"/>
      <text:p text:style-name="P1"/>
      <text:p text:style-name="P1">There are two tables tbl_productdetails and tbl_category</text:p>
      <text:p text:style-name="P1"/>
      <text:p text:style-name="P1">tbl_category&lt;empid&gt;</text:p>
      <text:p text:style-name="P1"/>
      <text:p text:style-name="P1">Categoryid</text:p>
      <text:p text:style-name="P1">CategoryName</text:p>
      <text:p text:style-name="P1"/>
      <text:p text:style-name="P1">Insert two records into category table using direct insert query</text:p>
      <text:p text:style-name="P1"/>
      <text:p text:style-name="P1"><text:s/>tbl_ProductDetails&lt;Empid&gt;.</text:p>
      <text:p text:style-name="P1"/>
      <text:p text:style-name="P1"><text:soft-page-break/>Product ID int <text:s/>– Identity ,primary key.</text:p>
      <text:p text:style-name="P1">Product Name - <text:s/>varchar(50)</text:p>
      <text:p text:style-name="P1">CategoryID – int</text:p>
      <text:p text:style-name="P1">Stock - int</text:p>
      <text:p text:style-name="P1">Description – varchar(50)</text:p>
      <text:p text:style-name="P1"/>
      <text:p text:style-name="P1">Identify the primary and foreign key in both the tables.</text:p>
      <text:p text:style-name="P1"/>
      <text:p text:style-name="P1"/>
      <text:p text:style-name="P1"/>
      <text:p text:style-name="P1">4.View Should redirect to Select Product page.There should be a Product dropdown <text:s/>.Populate the values from the Product table (no need to bind using code) .There should a submit button.Submit button click should redirect <text:s/>to View Product Details Page passing the productid in session.</text:p>
      <text:p text:style-name="P1"/>
      <text:p text:style-name="P1">5.In View Product Details Page Aadmin should be able to see the details like productname,Categoryname and stock and description of the passed productid ina grid and completed edit operation.</text:p>
      <text:p text:style-name="P1"/>
      <text:p text:style-name="P1"/>
      <text:p text:style-name="P1">Complete using Layering,stored procedures and master page.</text:p>
      <text:p text:style-name="P1"/>
      <text:p text:style-name="P1"><text:tab/> 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2:47:47.06</meta:creation-date>
    <dc:date>2016-09-14T08:14:17.39</dc:date>
    <meta:editing-duration>PT13H37M48S</meta:editing-duration>
    <meta:editing-cycles>53</meta:editing-cycles>
    <meta:generator>OpenOffice/4.0.0$Win32 OpenOffice.org_project/400m3$Build-9702</meta:generator>
    <meta:document-statistic meta:table-count="2" meta:image-count="0" meta:object-count="0" meta:page-count="2" meta:paragraph-count="42" meta:word-count="256" meta:character-count="1726"/>
  </office:meta>
</office:document-meta>
</file>